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property-loss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% Recovered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2" office:value-type="float" office:value="25232988">
            <text:p>25,232,988</text:p>
          </table:table-cell>
          <table:table-cell table:style-name="ce22" office:value-type="float" office:value="7145721">
            <text:p>7,145,721</text:p>
          </table:table-cell>
          <table:table-cell table:style-name="ce21" office:value-type="float" office:value="28.3">
            <text:p>28.3</text:p>
          </table:table-cell>
        </table:table-row>
        <table:table-row table:style-name="ro2">
          <table:table-cell table:style-name="ce21" office:value-type="string">
            <text:p>FEB</text:p>
          </table:table-cell>
          <table:table-cell table:style-name="ce22" office:value-type="float" office:value="23809218">
            <text:p>23,809,218</text:p>
          </table:table-cell>
          <table:table-cell table:style-name="ce22" office:value-type="float" office:value="8681612">
            <text:p>8,681,612</text:p>
          </table:table-cell>
          <table:table-cell table:style-name="ce21" office:value-type="float" office:value="36.5">
            <text:p>36.5</text:p>
          </table:table-cell>
        </table:table-row>
        <table:table-row table:style-name="ro2">
          <table:table-cell table:style-name="ce21" office:value-type="string">
            <text:p>MAR</text:p>
          </table:table-cell>
          <table:table-cell table:style-name="ce22" office:value-type="float" office:value="28054562">
            <text:p>28,054,562</text:p>
          </table:table-cell>
          <table:table-cell table:style-name="ce22" office:value-type="float" office:value="5973628">
            <text:p>5,973,628</text:p>
          </table:table-cell>
          <table:table-cell table:style-name="ce21" office:value-type="float" office:value="21.3">
            <text:p>21.3</text:p>
          </table:table-cell>
        </table:table-row>
        <table:table-row table:style-name="ro2">
          <table:table-cell table:style-name="ce21" office:value-type="string">
            <text:p>APR</text:p>
          </table:table-cell>
          <table:table-cell table:style-name="ce22" office:value-type="float" office:value="21876763">
            <text:p>21,876,763</text:p>
          </table:table-cell>
          <table:table-cell table:style-name="ce22" office:value-type="float" office:value="6826349">
            <text:p>6,826,349</text:p>
          </table:table-cell>
          <table:table-cell table:style-name="ce21" office:value-type="float" office:value="31.2">
            <text:p>31.2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23838652">
            <text:p>23,838,652</text:p>
          </table:table-cell>
          <table:table-cell table:style-name="ce22" office:value-type="float" office:value="6136434">
            <text:p>6,136,434</text:p>
          </table:table-cell>
          <table:table-cell table:style-name="ce21" office:value-type="float" office:value="25.7">
            <text:p>25.7</text:p>
          </table:table-cell>
        </table:table-row>
        <table:table-row table:style-name="ro2">
          <table:table-cell table:style-name="ce21" office:value-type="string">
            <text:p>JUN</text:p>
          </table:table-cell>
          <table:table-cell table:style-name="ce22" office:value-type="float" office:value="23213307">
            <text:p>23,213,307</text:p>
          </table:table-cell>
          <table:table-cell table:style-name="ce22" office:value-type="float" office:value="6505669">
            <text:p>6,505,669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JUL</text:p>
          </table:table-cell>
          <table:table-cell table:style-name="ce22" office:value-type="float" office:value="28187047">
            <text:p>28,187,047</text:p>
          </table:table-cell>
          <table:table-cell table:style-name="ce22" office:value-type="float" office:value="7577622">
            <text:p>7,577,622</text:p>
          </table:table-cell>
          <table:table-cell table:style-name="ce21" office:value-type="float" office:value="26.9">
            <text:p>26.9</text:p>
          </table:table-cell>
        </table:table-row>
        <table:table-row table:style-name="ro2">
          <table:table-cell table:style-name="ce21" office:value-type="string">
            <text:p>AUG</text:p>
          </table:table-cell>
          <table:table-cell table:style-name="ce22" office:value-type="float" office:value="26592269">
            <text:p>26,592,269</text:p>
          </table:table-cell>
          <table:table-cell table:style-name="ce22" office:value-type="float" office:value="7154274">
            <text:p>7,154,274</text:p>
          </table:table-cell>
          <table:table-cell table:style-name="ce21" office:value-type="float" office:value="26.9">
            <text:p>26.9</text:p>
          </table:table-cell>
        </table:table-row>
        <table:table-row table:style-name="ro2">
          <table:table-cell table:style-name="ce21" office:value-type="string">
            <text:p>SEP</text:p>
          </table:table-cell>
          <table:table-cell table:style-name="ce22" office:value-type="float" office:value="21545666">
            <text:p>21,545,666</text:p>
          </table:table-cell>
          <table:table-cell table:style-name="ce22" office:value-type="float" office:value="6017338">
            <text:p>6,017,338</text:p>
          </table:table-cell>
          <table:table-cell table:style-name="ce21" office:value-type="float" office:value="27.9">
            <text:p>27.9</text:p>
          </table:table-cell>
        </table:table-row>
        <table:table-row table:style-name="ro2">
          <table:table-cell table:style-name="ce21" office:value-type="string">
            <text:p>OCT</text:p>
          </table:table-cell>
          <table:table-cell table:style-name="ce22" office:value-type="float" office:value="22466750">
            <text:p>22,466,750</text:p>
          </table:table-cell>
          <table:table-cell table:style-name="ce22" office:value-type="float" office:value="5516593">
            <text:p>5,516,593</text:p>
          </table:table-cell>
          <table:table-cell table:style-name="ce21" office:value-type="float" office:value="24.6">
            <text:p>24.6</text:p>
          </table:table-cell>
        </table:table-row>
        <table:table-row table:style-name="ro2">
          <table:table-cell table:style-name="ce21" office:value-type="string">
            <text:p>NOV</text:p>
          </table:table-cell>
          <table:table-cell table:style-name="ce22" office:value-type="float" office:value="21893425">
            <text:p>21,893,425</text:p>
          </table:table-cell>
          <table:table-cell table:style-name="ce22" office:value-type="float" office:value="5223906">
            <text:p>5,223,906</text:p>
          </table:table-cell>
          <table:table-cell table:style-name="ce21" office:value-type="float" office:value="23.9">
            <text:p>23.9</text:p>
          </table:table-cell>
        </table:table-row>
        <table:table-row table:style-name="ro2">
          <table:table-cell table:style-name="ce21" office:value-type="string">
            <text:p>DEC</text:p>
          </table:table-cell>
          <table:table-cell table:style-name="ce22" office:value-type="float" office:value="19562808">
            <text:p>19,562,808</text:p>
          </table:table-cell>
          <table:table-cell table:style-name="ce22" office:value-type="float" office:value="4895891">
            <text:p>4,895,89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2:.B13])" office:value-type="string">
            <text:p>$286,273,455</text:p>
          </table:table-cell>
          <table:table-cell table:style-name="ce23" table:formula="oooc:=SUM([.C2:.C13])" office:value-type="string">
            <text:p>$77,655,037</text:p>
          </table:table-cell>
          <table:table-cell table:style-name="ce24" office:value-type="percentage" office:value="0.271">
            <text:p>27.10%</text:p>
          </table:table-cell>
        </table:table-row>
      </table:table>
      <table:table table:name="value-of-property-los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4377">
            <text:p>14,377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3964">
            <text:p>13,964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163867">
            <text:p>163,867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504">
            <text:p>1,504</text:p>
          </table:table-cell>
          <table:table-cell table:style-name="ce25" office:value-type="float" office:value="51042749">
            <text:p>51,042,749</text:p>
          </table:table-cell>
          <table:table-cell table:style-name="ce25" office:value-type="float" office:value="0">
            <text:p/>
          </table:table-cell>
          <table:table-cell table:style-name="ce25" office:value-type="float" office:value="81062118">
            <text:p>81,062,118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54329">
            <text:p>154,329</text:p>
          </table:table-cell>
          <table:table-cell table:style-name="ce25" office:value-type="float" office:value="0">
            <text:p/>
          </table:table-cell>
          <table:table-cell table:style-name="ce25" office:value-type="float" office:value="1475140">
            <text:p>1,475,14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5001">
            <text:p>25,001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25321">
            <text:p>25,321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464406">
            <text:p>464,406</text:p>
          </table:table-cell>
          <table:table-cell table:style-name="ce25" office:value-type="float" office:value="0">
            <text:p/>
          </table:table-cell>
          <table:table-cell table:style-name="ce25" office:value-type="float" office:value="4890687">
            <text:p>4,890,687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5513">
            <text:p>5,513</text:p>
          </table:table-cell>
          <table:table-cell table:style-name="ce22" office:value-type="float" office:value="463728">
            <text:p>463,728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12048295">
            <text:p>12,048,295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/>
          </table:table-cell>
          <table:table-cell table:style-name="ce25" office:value-type="float" office:value="134354">
            <text:p>134,3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172691">
            <text:p>2,172,691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14112">
            <text:p>14,112</text:p>
          </table:table-cell>
          <table:table-cell table:style-name="ce27" office:value-type="float" office:value="2">
            <text:p>2</text:p>
          </table:table-cell>
          <table:table-cell table:style-name="ce25" office:value-type="float" office:value="260784">
            <text:p>260,784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324">
            <text:p>32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794">
            <text:p>7,794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19633">
            <text:p>119,633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008191">
            <text:p>1,008,191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95921">
            <text:p>195,921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2116817">
            <text:p>2,116,817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/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0591">
            <text:p>10,591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1053935">
            <text:p>1,053,935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6025099">
            <text:p>6,025,099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5271">
            <text:p>5,271</text:p>
          </table:table-cell>
          <table:table-cell table:style-name="ce25" office:value-type="float" office:value="97569">
            <text:p>97,569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3355482">
            <text:p>3,355,482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091172">
            <text:p>1,091,172</text:p>
          </table:table-cell>
          <table:table-cell table:style-name="ce30" office:value-type="float" office:value="0">
            <text:p/>
          </table:table-cell>
          <table:table-cell table:style-name="ce29" office:value-type="float" office:value="22710380">
            <text:p>22,710,380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6011">
            <text:p>26,011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13428">
            <text:p>213,428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69101">
            <text:p>2,069,101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6340588">
            <text:p>6,340,588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/>
          </table:table-cell>
          <table:table-cell table:style-name="ce25" office:value-type="float" office:value="0">
            <text:p/>
          </table:table-cell>
          <table:table-cell table:style-name="ce25" office:value-type="float" office:value="1598348">
            <text:p>1,598,348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43287139">
            <text:p>43,287,139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609">
            <text:p>3,609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96032">
            <text:p>96,032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6044431">
            <text:p>6,044,431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29084">
            <text:p>29,084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224455">
            <text:p>1,224,455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904366">
            <text:p>3,904,36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0487509">
            <text:p>10,487,509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88168">
            <text:p>88,168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833573">
            <text:p>833,573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340433">
            <text:p>340,43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7048259">
            <text:p>7,048,259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  <table:table-cell table:style-name="ce22" office:value-type="float" office:value="198846">
            <text:p>198,84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860169">
            <text:p>4,860,169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122829">
            <text:p>1,122,82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611572">
            <text:p>2,611,572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839">
            <text:p>3,839</text:p>
          </table:table-cell>
          <table:table-cell table:style-name="ce21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3950">
            <text:p>3,95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84890">
            <text:p>84,89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48756">
            <text:p>448,756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11845697">
            <text:p>11,845,697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7983693">
            <text:p>7,983,69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5224076">
            <text:p>15,224,076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8742">
            <text:p>18,742</text:p>
          </table:table-cell>
          <table:table-cell table:style-name="ce22" office:value-type="float" office:value="443320">
            <text:p>443,32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7666085">
            <text:p>7,666,085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57565">
            <text:p>457,565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95611">
            <text:p>995,61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2" office:value-type="float" office:value="20896">
            <text:p>20,896</text:p>
          </table:table-cell>
          <table:table-cell table:style-name="ce22" office:value-type="float" office:value="3973338">
            <text:p>3,973,338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30154500">
            <text:p>30,154,50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0">
            <text:p>0</text:p>
          </table:table-cell>
          <table:table-cell table:style-name="ce23" table:formula="oooc:=SUM([.C2:.C41])" office:value-type="string">
            <text:p>$3,654</text:p>
          </table:table-cell>
          <table:table-cell table:style-name="ce23" table:formula="oooc:=SUM([.D2:.D41])" office:value-type="string">
            <text:p>$53,735</text:p>
          </table:table-cell>
          <table:table-cell table:style-name="ce23" table:formula="oooc:=SUM([.E2:.E41])" office:value-type="string">
            <text:p>$77,655,037</text:p>
          </table:table-cell>
          <table:table-cell table:style-name="ce23" table:formula="oooc:=SUM([.F2:.F41])" office:value-type="string">
            <text:p>$11</text:p>
          </table:table-cell>
          <table:table-cell table:style-name="ce23" table:formula="oooc:=SUM([.G2:.G41])" office:value-type="string">
            <text:p>$286,273,455</text:p>
          </table:table-cell>
        </table:table-row>
        <table:table-row table:style-name="ro2">
          <table:table-cell table:style-name="ce21" office:value-type="string">
            <text:p>The number 1 is placed in the value of property field when the actual dollar value is not known.</text:p>
          </table:table-cell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a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1992">
            <text:p>31992</text:p>
          </table:table-cell>
          <table:table-cell table:style-name="ce22" office:value-type="float" office:value="26747729">
            <text:p>26,747,72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387">
            <text:p>3387</text:p>
          </table:table-cell>
          <table:table-cell table:style-name="ce22" office:value-type="float" office:value="15542765">
            <text:p>15,542,76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208881">
            <text:p>208,881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8924">
            <text:p>8924</text:p>
          </table:table-cell>
          <table:table-cell table:style-name="ce22" office:value-type="float" office:value="14382802">
            <text:p>14,382,802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2" office:value-type="float" office:value="4535">
            <text:p>4,535</text:p>
          </table:table-cell>
          <table:table-cell table:style-name="ce22" office:value-type="float" office:value="3354606">
            <text:p>3,354,60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745">
            <text:p>1745</text:p>
          </table:table-cell>
          <table:table-cell table:style-name="ce22" office:value-type="float" office:value="943508">
            <text:p>943,508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55">
            <text:p>55</text:p>
          </table:table-cell>
          <table:table-cell table:style-name="ce22" office:value-type="float" office:value="36737">
            <text:p>36,737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275">
            <text:p>275</text:p>
          </table:table-cell>
          <table:table-cell table:style-name="ce22" office:value-type="float" office:value="1061087">
            <text:p>1,061,087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1" office:value-type="float" office:value="15534">
            <text:p>15534</text:p>
          </table:table-cell>
          <table:table-cell table:style-name="ce22" office:value-type="float" office:value="19778740">
            <text:p>19,778,74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302">
            <text:p>302</text:p>
          </table:table-cell>
          <table:table-cell table:style-name="ce22" office:value-type="float" office:value="10711">
            <text:p>10,711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755">
            <text:p>755</text:p>
          </table:table-cell>
          <table:table-cell table:style-name="ce22" office:value-type="float" office:value="69469">
            <text:p>69,469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856">
            <text:p>856</text:p>
          </table:table-cell>
          <table:table-cell table:style-name="ce22" office:value-type="float" office:value="85265">
            <text:p>85,26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5193">
            <text:p>25193</text:p>
          </table:table-cell>
          <table:table-cell table:style-name="ce22" office:value-type="float" office:value="5899925">
            <text:p>5,899,92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35014">
            <text:p>35014</text:p>
          </table:table-cell>
          <table:table-cell table:style-name="ce22" office:value-type="float" office:value="28265392">
            <text:p>28,265,392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178">
            <text:p>1178</text:p>
          </table:table-cell>
          <table:table-cell table:style-name="ce22" office:value-type="float" office:value="261463">
            <text:p>261,463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3932">
            <text:p>53932</text:p>
          </table:table-cell>
          <table:table-cell table:style-name="ce22" office:value-type="float" office:value="19459745">
            <text:p>19,459,745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14357">
            <text:p>14357</text:p>
          </table:table-cell>
          <table:table-cell table:style-name="ce22" office:value-type="float" office:value="4147556">
            <text:p>4,147,556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7276">
            <text:p>77276</text:p>
          </table:table-cell>
          <table:table-cell table:style-name="ce22" office:value-type="float" office:value="54035189">
            <text:p>54,035,189</text:p>
          </table:table-cell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1" office:value-type="float" office:value="208561">
            <text:p>208561</text:p>
          </table:table-cell>
          <table:table-cell table:style-name="ce22" office:value-type="float" office:value="112224004">
            <text:p>112,224,00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7543">
            <text:p>17543</text:p>
          </table:table-cell>
          <table:table-cell table:style-name="ce22" office:value-type="float" office:value="105735129">
            <text:p>105,735,12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9709">
            <text:p>9709</text:p>
          </table:table-cell>
          <table:table-cell table:style-name="ce23" office:value-type="float" office:value="6025294">
            <text:p>$6,025,294</text:p>
          </table:table-cell>
        </table:table-row>
        <table:table-row table:style-name="ro2">
          <table:table-cell table:style-name="ce21" office:value-type="string">
            <text:p>GRAND TOTAL:</text:p>
          </table:table-cell>
          <table:table-cell table:style-name="ce21" office:value-type="float" office:value="287072">
            <text:p>287072</text:p>
          </table:table-cell>
          <table:table-cell table:style-name="ce23" office:value-type="float" office:value="286273455">
            <text:p>$286,273,455</text:p>
          </table:table-cell>
        </table:table-row>
        <table:table-row table:style-name="ro2">
          <table:table-cell table:style-name="ce21" office:value-type="string">
            <text:p>Additional Analysis of Larceny/Theft Offenses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65560">
            <text:p>65560</text:p>
          </table:table-cell>
          <table:table-cell table:style-name="ce22" office:value-type="float" office:value="106185983">
            <text:p>106,185,983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45951">
            <text:p>45951</text:p>
          </table:table-cell>
          <table:table-cell table:style-name="ce22" office:value-type="float" office:value="4763635">
            <text:p>4,763,635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97050">
            <text:p>97050</text:p>
          </table:table-cell>
          <table:table-cell table:style-name="ce23" office:value-type="float" office:value="1274386">
            <text:p>$1,274,386</text:p>
          </table:table-cell>
        </table:table-row>
        <table:table-row table:style-name="ro2">
          <table:table-cell table:style-name="ce21" office:value-type="string">
            <text:p>TOTAL LARCENY/THEFT:</text:p>
          </table:table-cell>
          <table:table-cell table:style-name="ce21" office:value-type="float" office:value="208561">
            <text:p>208561</text:p>
          </table:table-cell>
          <table:table-cell table:style-name="ce23" office:value-type="float" office:value="112224004">
            <text:p>$112,224,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loss" style:display-name="PageStyle_value-of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